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0.94pt"/>
    </style:style>
    <style:style style:name="co3" style:family="table-column">
      <style:table-column-properties fo:break-before="auto" style:column-width="122.71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85.15pt"/>
    </style:style>
    <style:style style:name="co6" style:family="table-column">
      <style:table-column-properties fo:break-before="auto" style:column-width="111.91pt"/>
    </style:style>
    <style:style style:name="co7" style:family="table-column">
      <style:table-column-properties fo:break-before="auto" style:column-width="101.11pt"/>
    </style:style>
    <style:style style:name="co8" style:family="table-column">
      <style:table-column-properties fo:break-before="auto" style:column-width="98.79pt"/>
    </style:style>
    <style:style style:name="co9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ffff" fo:border="1.76pt solid #000000"/>
    </style:style>
    <style:style style:name="ce2" style:family="table-cell" style:parent-style-name="Default" style:data-style-name="N37">
      <style:table-cell-properties fo:background-color="#99ffff" fo:border="1.76pt solid #000000"/>
    </style:style>
    <style:style style:name="ce3" style:family="table-cell" style:parent-style-name="Default" style:data-style-name="N0">
      <style:table-cell-properties fo:background-color="#99ffff" fo:border="1.76pt solid #000000"/>
    </style:style>
    <style:style style:name="ce4" style:family="table-cell" style:parent-style-name="Default">
      <style:table-cell-properties fo:border="1.76pt solid #000000"/>
    </style:style>
    <style:style style:name="ce5" style:family="table-cell" style:parent-style-name="Default">
      <style:table-cell-properties fo:background-color="#004586" style:text-align-source="fix" style:repeat-content="false" fo:border="1.7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004586" fo:border="1.76pt solid #000000"/>
    </style:style>
    <style:style style:name="ce7" style:family="table-cell" style:parent-style-name="Default">
      <style:table-cell-properties fo:background-color="#314004" style:text-align-source="fix" style:repeat-content="false" fo:border="1.7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314004" fo:border="1.76pt solid #000000"/>
    </style:style>
    <style:style style:name="ce9" style:family="table-cell" style:parent-style-name="Default">
      <style:table-cell-properties fo:background-color="#ff420e" style:text-align-source="fix" style:repeat-content="false" fo:border="1.7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ff420e" fo:border="1.76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6"/>
        <table:table-column table:style-name="co7" table:default-cell-style-name="ce6"/>
        <table:table-column table:style-name="co8" table:default-cell-style-name="ce8"/>
        <table:table-column table:style-name="co9" table:default-cell-style-name="ce8"/>
        <table:table-column table:style-name="co1" table:number-columns-repeated="2" table:default-cell-style-name="ce10"/>
        <table:table-row table:style-name="ro1" table:number-rows-repeated="3">
          <table:table-cell table:number-columns-repeated="5"/>
          <table:table-cell table:style-name="Default"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Collimator Width (mm)</text:p>
          </table:table-cell>
          <table:table-cell table:number-columns-repeated="2"/>
          <table:table-cell table:style-name="ce4" table:number-columns-repeated="6"/>
        </table:table-row>
        <table:table-row table:style-name="ro1">
          <table:table-cell table:number-columns-repeated="5"/>
          <table:table-cell office:value-type="float" office:value="3.45" calcext:value-type="float">
            <text:p>3.45</text:p>
          </table:table-cell>
          <table:table-cell table:number-columns-repeated="2"/>
          <table:table-cell table:style-name="ce4" table:number-columns-repeated="6"/>
        </table:table-row>
        <table:table-row table:style-name="ro2">
          <table:table-cell table:number-columns-repeated="8"/>
          <table:table-cell table:style-name="ce5" office:value-type="string" calcext:value-type="string" table:number-columns-spanned="2" table:number-rows-spanned="1">
            <text:p>What Should be the motor position in order to</text:p>
            <text:p>The corresponding edge to be at the beam</text:p>
          </table:table-cell>
          <table:covered-table-cell/>
          <table:table-cell table:style-name="ce7" office:value-type="string" calcext:value-type="string" table:number-columns-spanned="2" table:number-rows-spanned="1">
            <text:p>Where we put the corresponding edge</text:p>
            <text:p>For Beam trip studies</text:p>
          </table:table-cell>
          <table:covered-table-cell/>
          <table:table-cell table:style-name="ce9" office:value-type="string" calcext:value-type="string" table:number-columns-spanned="2" table:number-rows-spanned="1">
            <text:p>Distance of the edge from</text:p>
            <text:p>The beam (mm)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>
            <text:p>Harp Scan value (mm)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Bottom edge</text:p>
          </table:table-cell>
          <table:table-cell office:value-type="string" calcext:value-type="string">
            <text:p>Top Edge</text:p>
          </table:table-cell>
          <table:table-cell office:value-type="string" calcext:value-type="string">
            <text:p>Bottom edge</text:p>
          </table:table-cell>
          <table:table-cell office:value-type="string" calcext:value-type="string">
            <text:p>Top Edge</text:p>
          </table:table-cell>
          <table:table-cell office:value-type="string" calcext:value-type="string">
            <text:p>Bottom edge</text:p>
          </table:table-cell>
          <table:table-cell office:value-type="string" calcext:value-type="string">
            <text:p>Top Edge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5"/>
          <table:table-cell table:style-name="ce2" office:value-type="date" office:date-value="2015-04-29" calcext:value-type="date">
            <text:p>04/29/15</text:p>
          </table:table-cell>
          <table:table-cell table:style-name="ce3" office:value-type="float" office:value="43.2522" calcext:value-type="float">
            <text:p>43.2522</text:p>
          </table:table-cell>
          <table:table-cell office:value-type="float" office:value="5.022" calcext:value-type="float">
            <text:p>5.022</text:p>
          </table:table-cell>
          <table:table-cell table:formula="of:=[.H13] - 3.45/(2*25.4)" office:value-type="float" office:value="4.95408661417323" calcext:value-type="float">
            <text:p>4.9540866142</text:p>
          </table:table-cell>
          <table:table-cell table:formula="of:=[.H13] + 3.45/(2*25.4)" office:value-type="float" office:value="5.08991338582677" calcext:value-type="float">
            <text:p>5.0899133858</text:p>
          </table:table-cell>
          <table:table-cell office:value-type="float" office:value="4.973" calcext:value-type="float">
            <text:p>4.973</text:p>
          </table:table-cell>
          <table:table-cell office:value-type="float" office:value="5.071" calcext:value-type="float">
            <text:p>5.071</text:p>
          </table:table-cell>
          <table:table-cell table:formula="of:=([.K13] - [.I13])*25.4" office:value-type="float" office:value="0.480399999999982" calcext:value-type="float">
            <text:p>0.4804</text:p>
          </table:table-cell>
          <table:table-cell table:formula="of:=([.L13] - [.J13])*25.4" office:value-type="float" office:value="-0.480400000000004" calcext:value-type="float">
            <text:p>-0.48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style-name="ce2" office:value-type="date" office:date-value="2015-05-01" calcext:value-type="date">
            <text:p>05/01/15</text:p>
          </table:table-cell>
          <table:table-cell table:style-name="ce3" office:value-type="float" office:value="43.4708" calcext:value-type="float">
            <text:p>43.4708</text:p>
          </table:table-cell>
          <table:table-cell office:value-type="float" office:value="5.028" calcext:value-type="float">
            <text:p>5.028</text:p>
          </table:table-cell>
          <table:table-cell table:formula="of:=[.H14] - [.F$5]/(2*25.4)" office:value-type="float" office:value="4.96008661417323" calcext:value-type="float">
            <text:p>4.9600866142</text:p>
          </table:table-cell>
          <table:table-cell table:formula="of:=[.H14] + [.F$5]/(2*25.4)" office:value-type="float" office:value="5.09591338582677" calcext:value-type="float">
            <text:p>5.0959133858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2" office:value-type="string" calcext:value-type="string">
            <text:p>04/29/2015 Calculated as </text:p>
            <text:p>Harp position differences</text:p>
          </table:table-cell>
          <table:table-cell table:style-name="ce3" table:formula="of:=[.G14]-[.G13]" office:value-type="float" office:value="0.218599999999995" calcext:value-type="float">
            <text:p>0.2186</text:p>
          </table:table-cell>
          <table:table-cell table:formula="of:=[.H14] - 0.2188/25.4" office:value-type="float" office:value="5.01938582677165" calcext:value-type="float">
            <text:p>5.0193858268</text:p>
          </table:table-cell>
          <table:table-cell table:formula="of:=[.H15] - [.F$5]/(2*25.4)" office:value-type="float" office:value="4.95147244094488" calcext:value-type="float">
            <text:p>4.9514724409</text:p>
          </table:table-cell>
          <table:table-cell table:formula="of:=[.H15] + [.F$5]/(2*25.4)" office:value-type="float" office:value="5.08729921259842" calcext:value-type="float">
            <text:p>5.0872992126</text:p>
          </table:table-cell>
          <table:table-cell office:value-type="float" office:value="4.973" calcext:value-type="float">
            <text:p>4.973</text:p>
          </table:table-cell>
          <table:table-cell office:value-type="float" office:value="5.071" calcext:value-type="float">
            <text:p>5.071</text:p>
          </table:table-cell>
          <table:table-cell table:formula="of:=([.K15] - [.I15])*25.4" office:value-type="float" office:value="0.54680000000001" calcext:value-type="float">
            <text:p>0.5468</text:p>
          </table:table-cell>
          <table:table-cell table:formula="of:=([.L15] - [.J15])*25.4" office:value-type="float" office:value="-0.413999999999976" calcext:value-type="float">
            <text:p>-0.4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31T18:02:42.637247899</meta:creation-date>
    <dc:date>2015-07-31T20:34:36.310269281</dc:date>
    <meta:editing-duration>PT1H52M14S</meta:editing-duration>
    <meta:editing-cycles>4</meta:editing-cycles>
    <meta:generator>LibreOffice/4.4.2.2$Linux_X86_64 LibreOffice_project/40m0$Build-2</meta:generator>
    <meta:document-statistic meta:table-count="1" meta:cell-count="37" meta:object-count="0"/>
  </office:meta>
</office:document-meta>
</file>